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2728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0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7-11T10:49:14</dc:date>
    <dc:creator>Christian Mader</dc:creator>
    <meta:editing-duration>P3DT22H57M24S</meta:editing-duration>
    <meta:editing-cycles>63</meta:editing-cycles>
    <meta:generator>LibreOffice/3.3$Unix LibreOffice_project/330m19$Build-301</meta:generator>
    <meta:document-statistic meta:table-count="3" meta:cell-count="139" meta:object-count="0"/>
  </office:meta>
</office:document-meta>
</file>